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coreQuery.getValueSource( String field , 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eldScoreQuery.FieldScoreQuery( String field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